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margin-top="0in" fo:margin-bottom="0in" loext:contextual-spacing="false" fo:orphans="2" fo:widows="2" fo:padding="0in" fo:border="none"/>
      <style:text-properties fo:font-variant="normal" fo:text-transform="none" fo:color="#333333" style:font-name="Liberation Serif" fo:font-size="12pt" fo:letter-spacing="normal" fo:font-style="normal" fo:font-weight="normal" style:font-size-asian="12pt" style:font-size-complex="12pt"/>
    </style:style>
    <style:style style:name="P2" style:family="paragraph" style:parent-style-name="Text_20_body" style:list-style-name="L1">
      <style:paragraph-properties fo:margin-top="0in" fo:margin-bottom="0in" loext:contextual-spacing="false" fo:orphans="2" fo:widows="2" fo:padding="0in" fo:border="none"/>
      <style:text-properties fo:font-variant="normal" fo:text-transform="none" fo:color="#333333" style:font-name="Liberation Serif" fo:font-size="12pt" fo:letter-spacing="normal" fo:font-style="normal" fo:font-weight="normal" officeooo:paragraph-rsid="000a250c" style:font-size-asian="12pt" style:font-size-complex="12pt"/>
    </style:style>
    <style:style style:name="P3" style:family="paragraph" style:parent-style-name="Text_20_body" style:list-style-name="L1">
      <style:paragraph-properties fo:margin-top="0in" fo:margin-bottom="0in" loext:contextual-spacing="false" fo:orphans="2" fo:widows="2" fo:padding="0in" fo:border="none"/>
      <style:text-properties fo:font-variant="normal" fo:text-transform="none" fo:color="#333333" style:font-name="Liberation Serif" fo:font-size="12pt" fo:letter-spacing="normal" fo:font-style="normal" fo:font-weight="normal" officeooo:paragraph-rsid="000ae578" style:font-size-asian="12pt" style:font-size-complex="12pt"/>
    </style:style>
    <style:style style:name="P4" style:family="paragraph" style:parent-style-name="Text_20_body" style:list-style-name="L1">
      <style:paragraph-properties fo:margin-top="0in" fo:margin-bottom="0in" loext:contextual-spacing="false" fo:orphans="2" fo:widows="2" fo:padding="0in" fo:border="none"/>
      <style:text-properties fo:font-variant="normal" fo:text-transform="none" fo:color="#333333" style:font-name="Liberation Serif" fo:font-size="12pt" fo:letter-spacing="normal" fo:font-style="normal" fo:font-weight="normal" officeooo:paragraph-rsid="000f3d5f" style:font-size-asian="12pt" style:font-size-complex="12pt"/>
    </style:style>
    <style:style style:name="P5" style:family="paragraph" style:parent-style-name="Text_20_body" style:list-style-name="L1">
      <style:paragraph-properties fo:margin-top="0in" fo:margin-bottom="0in" loext:contextual-spacing="false" fo:orphans="2" fo:widows="2" fo:padding="0in" fo:border="none"/>
      <style:text-properties fo:font-variant="normal" fo:text-transform="none" fo:color="#333333" style:font-name="Liberation Serif" fo:font-size="12pt" fo:letter-spacing="normal" fo:font-style="normal" fo:font-weight="normal" officeooo:rsid="000ae578" officeooo:paragraph-rsid="000ae578" style:font-size-asian="12pt" style:font-size-complex="12pt"/>
    </style:style>
    <style:style style:name="P6" style:family="paragraph" style:parent-style-name="Text_20_body" style:list-style-name="L1">
      <style:paragraph-properties fo:margin-top="0in" fo:margin-bottom="0in" loext:contextual-spacing="false" fo:orphans="2" fo:widows="2" fo:padding="0in" fo:border="none"/>
      <style:text-properties fo:font-variant="normal" fo:text-transform="none" fo:color="#333333" style:font-name="Liberation Serif" fo:font-size="12pt" fo:letter-spacing="normal" fo:font-style="normal" fo:font-weight="normal" officeooo:rsid="000db040" officeooo:paragraph-rsid="000db040" style:font-size-asian="12pt" style:font-size-complex="12pt"/>
    </style:style>
    <style:style style:name="P7" style:family="paragraph" style:parent-style-name="Text_20_body" style:list-style-name="L1">
      <style:paragraph-properties fo:margin-top="0in" fo:margin-bottom="0in" loext:contextual-spacing="false" fo:orphans="2" fo:widows="2" fo:padding="0in" fo:border="none"/>
      <style:text-properties fo:font-variant="normal" fo:text-transform="none" fo:color="#333333" style:font-name="Liberation Serif" fo:font-size="12pt" fo:letter-spacing="normal" fo:font-style="normal" fo:font-weight="normal" officeooo:rsid="000ae578" officeooo:paragraph-rsid="000ae578" style:font-size-asian="12pt" style:font-style-asian="normal" style:font-size-complex="12pt" style:font-style-complex="normal"/>
    </style:style>
    <style:style style:name="P8" style:family="paragraph" style:parent-style-name="Text_20_body" style:list-style-name="L1">
      <style:paragraph-properties fo:margin-top="0in" fo:margin-bottom="0in" loext:contextual-spacing="false" fo:orphans="2" fo:widows="2" fo:padding="0in" fo:border="none"/>
      <style:text-properties fo:font-variant="normal" fo:text-transform="none" fo:color="#333333" style:font-name="Liberation Serif" fo:font-size="12pt" fo:letter-spacing="normal" fo:font-style="normal" style:text-underline-style="none" fo:font-weight="normal" officeooo:rsid="000a250c" officeooo:paragraph-rsid="000a250c" style:font-size-asian="12pt" style:font-size-complex="12pt"/>
    </style:style>
    <style:style style:name="P9" style:family="paragraph" style:parent-style-name="Text_20_body" style:list-style-name="L1">
      <style:paragraph-properties fo:margin-top="0in" fo:margin-bottom="0in" loext:contextual-spacing="false" fo:orphans="2" fo:widows="2" fo:padding="0in" fo:border="none"/>
      <style:text-properties style:font-name="Liberation Serif" fo:font-size="12pt" officeooo:paragraph-rsid="000db040" style:font-size-asian="12pt" style:font-size-complex="12pt"/>
    </style:style>
    <style:style style:name="T1" style:family="text">
      <style:text-properties officeooo:rsid="000a250c"/>
    </style:style>
    <style:style style:name="T2" style:family="text">
      <style:text-properties fo:font-style="italic" style:font-style-asian="italic" style:font-style-complex="italic"/>
    </style:style>
    <style:style style:name="T3" style:family="text">
      <style:text-properties officeooo:rsid="000a250c" style:font-style-asian="normal" style:font-style-complex="normal"/>
    </style:style>
    <style:style style:name="T4" style:family="text">
      <style:text-properties officeooo:rsid="000ae578"/>
    </style:style>
    <style:style style:name="T5" style:family="text">
      <style:text-properties officeooo:rsid="000db040"/>
    </style:style>
    <style:style style:name="T6" style:family="text">
      <style:text-properties fo:font-variant="normal" fo:text-transform="none" fo:color="#333333" fo:letter-spacing="normal" fo:font-style="normal" fo:font-weight="bold" style:font-weight-asian="bold" style:font-weight-complex="bold"/>
    </style:style>
    <style:style style:name="T7" style:family="text">
      <style:text-properties fo:font-variant="normal" fo:text-transform="none" fo:color="#333333" fo:letter-spacing="normal" fo:font-style="normal" fo:font-weight="normal"/>
    </style:style>
    <style:style style:name="T8" style:family="text">
      <style:text-properties fo:font-variant="normal" fo:text-transform="none" fo:color="#333333" fo:letter-spacing="normal" fo:font-style="normal" fo:font-weight="normal" officeooo:rsid="000db040"/>
    </style:style>
    <style:style style:name="T9" style:family="text">
      <style:text-properties fo:font-variant="normal" fo:text-transform="none" fo:color="#333333" fo:letter-spacing="normal" fo:font-style="normal" fo:font-weight="normal" officeooo:rsid="000f373c"/>
    </style:style>
    <style:style style:name="T10" style:family="text">
      <style:text-properties fo:font-weight="bold" style:font-weight-asian="bold" style:font-weight-complex="bold"/>
    </style:style>
    <style:style style:name="T11" style:family="text">
      <style:text-properties officeooo:rsid="000f3d5f"/>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34214383209171796" text:style-name="L1">
        <text:list-item>
          <text:p text:style-name="P2"><text:span text:style-name="T10">Sensation: </text:span><text:line-break/> <text:span text:style-name="T1">Visuell ist sehr minimalistisch. Trotz dessen gibt es viel Liebe zum Detail. Menschen sehen unterschiedlich aus, die Städte und Gebäude sind immer anders aufgebaut und auch die verschieden Regionen sehen anders aus. In späteren Versionen gab es graphisch wervollere Zwischefrequenzen.</text:span></text:p>
          <text:p text:style-name="P8">Die Musik von Pokemon ist allbekannt – sicher kein Beethoven, hat aber ohrwurmcharakter.</text:p>
        </text:list-item>
        <text:list-item>
          <text:p text:style-name="P2"><text:span text:style-name="T10">Fantasy</text:span>: </text:p>
          <text:p text:style-name="P2"><text:span text:style-name="T3">In der Pokemon-Welt fühlt man sich von Anfang an zu Hause. Da die ganze Welt sehr realitätsnah gestaltet ist, vergisst man schnell die reale Welt und geht ganz in das Spiel über.</text:span><text:span text:style-name="T2"> </text:span></text:p>
          <text:p text:style-name="P7">Auch die Existent von Pokemon wird somit nicht als komisch empfunden.<text:line-break/><text:span text:style-name="T5">Alle Elemente wie Personen, Gebäude und Gelände sind der Realität nachempfunden.</text:span></text:p>
        </text:list-item>
        <text:list-item>
          <text:p text:style-name="P1"><text:span text:style-name="T10">Narrative</text:span>: </text:p>
          <text:p text:style-name="P5">Die Story in Pokemon ist relativ simpel gehalten. Es gibt ein paar Bad Guys, die man verpügeln muss und einen Rivalen, den man auch verprügeln muss.</text:p>
          <text:p text:style-name="P5">Die Geschichte ist sehr linear und einfach verständlich. <text:span text:style-name="T5">Sie enthält keine wirklich spannenden Elemente, führt einen aber trotzdem gut durch das Spiel.</text:span></text:p>
        </text:list-item>
        <text:list-item>
          <text:p text:style-name="P1"><text:span text:style-name="T10">Challenge</text:span>: </text:p>
          <text:p text:style-name="P5">Das Spiel ist mit dem Niveau eines 8-jährigen zu meistern. Es beinhaltet so gut wie keine Challenge.<text:line-break/><text:span text:style-name="T5">Man kann sich höchstens eigene Ziele setzen, wie z.B. alle Pokemon zu fangen, was schon eine Herausforderung darstellt.</text:span></text:p>
        </text:list-item>
        <text:list-item>
          <text:p text:style-name="P1"><text:span text:style-name="T10">Fellowship</text:span>: </text:p>
          <text:p text:style-name="P5">Pokemon wird durchaus von vielen Menschen gespielt und gehyped. Ich habe leider noch nie etwas von der Community mitbekommen und kann dazu leider nichts sagen.</text:p>
          <text:p text:style-name="P6">Es ist auf jeden Fall möglich, das Spiel mit Freunden zusammen zu spielen und sich intensiv über alles auszutauschen.</text:p>
        </text:list-item>
        <text:list-item>
          <text:p text:style-name="P3"><text:span text:style-name="T10">Discovery</text:span>:</text:p>
          <text:p text:style-name="P5">In Spiel gibt es durchaus ein paar versteckte Dinge, die man nicht auf Anhieb entdeckt. So existieren einige versteckte Orte und versteckte Pokemon.</text:p>
          <text:p text:style-name="P5">Das Auffinden der Locations ist dabei recht abwechslungsreich.<text:line-break/><text:span text:style-name="T5">Auch die Suche von Pokemon ist interessant gestaltet – bestimmte Pokemon treten nur in bestimmten Regionen auf.</text:span></text:p>
        </text:list-item>
        <text:list-item>
          <text:p text:style-name="P4"><text:span text:style-name="T10">Expression</text:span>: <text:line-break/><text:span text:style-name="T4">Derartiges existiert bei Pokemon nicht wirklich. Bei neueren Versionen ist es möglich sein Geschlecht zu wählen. </text:span></text:p>
          <text:p text:style-name="P4"><text:span text:style-name="T11">Außerdem besteht die Möglichkeit, den eigenen Pokemon Spitznamen zu geben.<text:line-break/>Ansonsten gibt es keine weiteren Möglichkeiten.</text:span></text:p>
        </text:list-item>
        <text:list-item>
          <text:p text:style-name="P9"><text:span text:style-name="T6">Masochism</text:span><text:span text:style-name="T7">: <text:line-break/></text:span><text:span text:style-name="T8">Pokemon ist ein Spiel, in dem man komplett versinken kann. Man ist ständig damit beschäftigt, die Welt zu erkunden und neue Pokemon zu entdecken und zu fangen.</text:span><text:span text:style-name="T7"><text:line-break/></text:span><text:span text:style-name="T9">Pokemon bietet unbegrenz viel Spielspaß.</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15:32:05.634716101</meta:creation-date>
    <meta:generator>LibreOffice/5.1.4.2$Linux_X86_64 LibreOffice_project/10m0$Build-2</meta:generator>
    <dc:date>2016-11-08T10:14:50.100350128</dc:date>
    <meta:editing-duration>PT55M4S</meta:editing-duration>
    <meta:editing-cycles>4</meta:editing-cycles>
    <meta:document-statistic meta:table-count="0" meta:image-count="0" meta:object-count="0" meta:page-count="1" meta:paragraph-count="19" meta:word-count="360" meta:character-count="2360" meta:non-whitespace-character-count="2015"/>
  </office:meta>
</office:document-meta>
</file>